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7.25" table:style-name="ce1">
            <text:p>127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04.86" table:style-name="ce1">
            <text:p>204.8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1.23" table:style-name="ce1">
            <text:p>221.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56.16999999999999" table:style-name="ce1">
            <text:p>156.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51.42" table:style-name="ce1">
            <text:p>251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71.51" table:style-name="ce1">
            <text:p>271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92.64" table:style-name="ce1">
            <text:p>92.6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90.29" table:style-name="ce1">
            <text:p>90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07" table:style-name="ce1">
            <text:p>24.0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.81" table:style-name="ce1">
            <text:p>11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9.04" table:style-name="ce1">
            <text:p>59.0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18.84" table:style-name="ce1">
            <text:p>1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70.489999999999995" table:style-name="ce1">
            <text:p>70.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4.0199999999999996" table:style-name="ce1">
            <text:p>4.0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18.84" table:style-name="ce1">
            <text:p>18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9.68" table:style-name="ce1">
            <text:p>19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63.36" table:style-name="ce1">
            <text:p>63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34" table:style-name="ce1">
            <text:p>24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4.55" table:style-name="ce1">
            <text:p>24.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5.99" table:style-name="ce1">
            <text:p>35.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86.51" table:style-name="ce1">
            <text:p>86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710" table:style-name="ce1">
            <text:p>1710</text:p>
          </table:table-cell>
          <table:table-cell office:value-type="float" office:value="41.04" table:style-name="ce1">
            <text:p>41.0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1.62" table:style-name="ce1">
            <text:p>2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12.48" table:style-name="ce1">
            <text:p>1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56.16" table:style-name="ce1">
            <text:p>5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68.540000000000006" table:style-name="ce1">
            <text:p>68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0.94" table:style-name="ce1">
            <text:p>130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47.31" table:style-name="ce1">
            <text:p>147.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.79" table:style-name="ce1">
            <text:p>1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2.84" table:style-name="ce1">
            <text:p>12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1.62" table:style-name="ce1">
            <text:p>2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12.48" table:style-name="ce1">
            <text:p>12.4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56.16" table:style-name="ce1">
            <text:p>56.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18.96" table:style-name="ce1">
            <text:p>18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20.59" table:style-name="ce1">
            <text:p>20.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080" table:style-name="ce1">
            <text:p>2080</text:p>
          </table:table-cell>
          <table:table-cell office:value-type="float" office:value="32.03" table:style-name="ce1">
            <text:p>32.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2520" table:style-name="ce1">
            <text:p>2520</text:p>
          </table:table-cell>
          <table:table-cell office:value-type="float" office:value="81.650000000000006" table:style-name="ce1">
            <text:p>8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60.69999999999999" table:style-name="ce1">
            <text:p>160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80.79" table:style-name="ce1">
            <text:p>180.7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59.04" table:style-name="ce1">
            <text:p>59.04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6Z</meta:creation-date>
    <dc:date>2023-06-13T14:06:45Z</dc:date>
  </office:meta>
</office:document-meta>
</file>